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c03a" officeooo:paragraph-rsid="0016c03a"/>
    </style:style>
    <style:style style:name="P2" style:family="paragraph" style:parent-style-name="Text_20_body">
      <style:text-properties officeooo:rsid="0016c03a" officeooo:paragraph-rsid="0016c03a"/>
    </style:style>
    <style:style style:name="P3" style:family="paragraph" style:parent-style-name="Text_20_body">
      <style:paragraph-properties fo:text-align="justify" style:justify-single-word="false"/>
      <style:text-properties officeooo:rsid="0016c03a" officeooo:paragraph-rsid="0016c03a"/>
    </style:style>
    <style:style style:name="P4" style:family="paragraph" style:parent-style-name="Text_20_body">
      <style:text-properties officeooo:rsid="00182ffc" officeooo:paragraph-rsid="00182ffc"/>
    </style:style>
    <style:style style:name="P5" style:family="paragraph" style:parent-style-name="Text_20_body">
      <style:text-properties officeooo:paragraph-rsid="00182ffc"/>
    </style:style>
    <style:style style:name="P6" style:family="paragraph" style:parent-style-name="Text_20_body">
      <style:text-properties officeooo:paragraph-rsid="001a1c8e"/>
    </style:style>
    <style:style style:name="P7" style:family="paragraph" style:parent-style-name="Text_20_body">
      <style:text-properties officeooo:rsid="001a5d8b" officeooo:paragraph-rsid="001a5d8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17f14"/>
    </style:style>
    <style:style style:name="P10" style:family="paragraph" style:parent-style-name="Text_20_body">
      <style:text-properties officeooo:paragraph-rsid="00182ffc"/>
    </style:style>
    <style:style style:name="T1" style:family="text">
      <style:text-properties officeooo:rsid="00182ffc"/>
    </style:style>
    <style:style style:name="T2" style:family="text">
      <style:text-properties officeooo:rsid="001c0ed3"/>
    </style:style>
    <style:style style:name="T3" style:family="text">
      <style:text-properties officeooo:rsid="001c6c35"/>
    </style:style>
    <style:style style:name="T4" style:family="text">
      <style:text-properties officeooo:rsid="00205a39"/>
    </style:style>
    <style:style style:name="T5" style:family="text">
      <style:text-properties officeooo:rsid="00217f14"/>
    </style:style>
    <style:style style:name="T6" style:family="text">
      <style:text-properties officeooo:rsid="00235049"/>
    </style:style>
    <style:style style:name="T7" style:family="text">
      <style:text-properties officeooo:rsid="0024cc2c"/>
    </style:style>
    <style:style style:name="T8" style:family="text">
      <style:text-properties officeooo:rsid="0025e09e"/>
    </style:style>
    <style:style style:name="T9" style:family="text">
      <style:text-properties officeooo:rsid="0026690e"/>
    </style:style>
    <style:style style:name="T10" style:family="text">
      <style:text-properties officeooo:rsid="0027bb14"/>
    </style:style>
    <style:style style:name="T11" style:family="text">
      <style:text-properties officeooo:rsid="0028f4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de vérification et test</text:p>
      <text:p text:style-name="Subtitle">Grondin Mathieu – Lemétayer Pierre</text:p>
      <text:p text:style-name="P1"/>
      <text:h text:style-name="Heading_20_1" text:outline-level="1">Etape 1</text:h>
      <text:h text:style-name="Heading_20_2" text:outline-level="2">Relecture du code</text:h>
      <text:p text:style-name="Text_20_body"/>
      <text:p text:style-name="P3">D'une manière générale, le code comporte trop de commentaires. La longueur finale du fichier est doublée.</text:p>
      <text:p text:style-name="P3">Il y a aussi beaucoup de code inutile/code mort et de variables qui se répètent entre les différentes classes ce qui n'aide pas à la compréhension</text:p>
      <text:p text:style-name="P2"/>
      <text:p text:style-name="P2">Ligne 408 - protected URI parseIntoURI(String uri)</text:p>
      <text:p text:style-name="P2"><text:tab/>- Methode trop longue (300 lignes)</text:p>
      <text:p text:style-name="P2">Ligne 859 - protected void setValue(String base, String path, boolean encode)</text:p>
      <text:p text:style-name="P2"><text:tab/>- Methode trop longue (200 lignes)</text:p>
      <text:p text:style-name="P2">Ligne 1211 - protected void setValue(String path)</text:p>
      <text:p text:style-name="P2"><text:tab/>- Methode trop longue (200 lignes)</text:p>
      <text:p text:style-name="P2">Ligne 1968 - protected URI intern(boolean isExclusive, int validate, boolean hierarchical, String scheme, String authority, String device, boolean absolutePath, String[] segments, String query)</text:p>
      <text:p text:style-name="P2"><text:tab/>- Trop grand nombre d'argument</text:p>
      <text:p text:style-name="P2">Ligne 1995 - protected URI intern(boolean isExclusive, boolean hierarchical, String scheme, String authority, String device, boolean absolutePath, String[] segments, String query, int hashCode)</text:p>
      <text:p text:style-name="P2"><text:tab/>- Trop grand nombre d'argument</text:p>
      <text:p text:style-name="P2">Ligne 3110 - protected Hierarchical(int hashCode, boolean hierarchical, String scheme, String authority, String device, boolean absolutePath, String[] segments, String query)</text:p>
      <text:p text:style-name="P2"><text:tab/>- Trop grand nombre d'argument</text:p>
      <text:p text:style-name="P2">Ligne 5631 - boolean matches(int validate, boolean hierarchical, String scheme, String authority, String device, boolean absolutePath, String[] segments, String query)</text:p>
      <text:p text:style-name="P2"><text:tab/>- Trop grand nombre d'argument</text:p>
      <text:p text:style-name="P2"/>
      <text:p text:style-name="P2"/>
      <text:p text:style-name="P2"><text:soft-page-break/>Ligne 334 - stringArraySegmentsAndSubsegmentAccessUnit.setValue(hashCode, segments, segmentCount, segment, offset, count, segmentHashCode);</text:p>
      <text:p text:style-name="Standard"><text:tab/>- Variable trop longue</text:p>
      <text:p text:style-name="P2"><text:tab/>- Trop d'argument</text:p>
      <text:p text:style-name="P2">Lignes 350/351 - stringArraySegmentsAndSubsegmentAccessUnit</text:p>
      <text:p text:style-name="P2"><text:tab/>- Nom de variable trop long</text:p>
      <text:p text:style-name="P2">Ligne 4874 - If the hash code is &lt;code&gt;0&lt;/code&gt; then most likely we've got a pending lazy</text:p>
      <text:p text:style-name="P2"><text:tab/>- Commentaire étrange</text:p>
      <text:p text:style-name="P2">Lignes 205 à 220</text:p>
      <text:p text:style-name="P2"><text:tab/>- Getter et setter qui lèvent des exceptions</text:p>
      <text:p text:style-name="P2">Lignes 306 à 325</text:p>
      <text:p text:style-name="P2"><text:tab/>- Variables non explicites et commentaires superflux</text:p>
      <text:p text:style-name="P2">Lignes 367 à 380</text:p>
      <text:p text:style-name="P2"><text:tab/>- Redondance du code de setValue</text:p>
      <text:p text:style-name="P2">Lignes 653 et 2025 – for (;;)</text:p>
      <text:p text:style-name="P2"><text:tab/>- <text:s/>Boucle infinie avec un break, il faut la remplacer par un while</text:p>
      <text:p text:style-name="P2">Ligne 663</text:p>
      <text:p text:style-name="P2"><text:tab/>- break dans une boucle for</text:p>
      <text:p text:style-name="P2">Lignes 778 à 854</text:p>
      <text:p text:style-name="Standard"><text:tab/>- Nom de variable pas assez explicites</text:p>
      <text:p text:style-name="Standard"><text:tab/>- Trop de commentaires inutiles</text:p>
      <text:p text:style-name="P2"><text:tab/>- Nom de variable static trop long</text:p>
      <text:p text:style-name="P2">Lignes 1126 à 1194</text:p>
      <text:p text:style-name="Standard"><text:tab/>- Nom de variable pas assez explicites</text:p>
      <text:p text:style-name="Standard"><text:tab/>- Trop de commentaires inutiles</text:p>
      <text:p text:style-name="P2"><text:tab/>- Répétition de nom de variable avec d'autres précédemment utilisées</text:p>
      <text:p text:style-name="P2">Lignes 2292 à 2305</text:p>
      <text:p text:style-name="P2"><text:tab/>- Reste de code / code mort</text:p>
      <text:p text:style-name="P2">Lignes 2307 à 2715</text:p>
      <text:p text:style-name="P2"><text:tab/>- Commentaires un peu trop verbeux</text:p>
      <text:p text:style-name="P2">Lignes 2748 - protected static boolean validateURI(boolean hierarchical, String scheme, String authority, String device, boolean absolutePath, String[] segments, String query, String fragment)</text:p>
      <text:p text:style-name="P2"><text:tab/>- Trop grand nombre d'argument</text:p>
      <text:p text:style-name="P2"/>
      <text:p text:style-name="P2"><text:soft-page-break/>Lignes 2809 à 2816 et 2832 à 2838</text:p>
      <text:p text:style-name="P2"><text:tab/>- Reste de code / code mort</text:p>
      <text:p text:style-name="P2">Ligne 2975</text:p>
      <text:p text:style-name="P2"><text:tab/>- Reste de code / code mort</text:p>
      <text:p text:style-name="P2">Ligne 2984 - public static boolean validFragment(String value)</text:p>
      <text:p text:style-name="P2"><text:tab/>- Retourne true</text:p>
      <text:p text:style-name="P2">Ligne 2990</text:p>
      <text:p text:style-name="P2"><text:tab/>- Reste de code / code mort</text:p>
      <text:p text:style-name="P2">Lignes 3237 - 4427 - 4652</text:p>
      <text:p text:style-name="P2"><text:tab/>- Retourne true</text:p>
      <text:p text:style-name="P2">Lignes 4664</text:p>
      <text:p text:style-name="P2"><text:tab/>- Retourne false</text:p>
      <text:p text:style-name="P7">Lignes 4982 à 4995</text:p>
      <text:p text:style-name="P7"><text:tab/>- Méthodes inutiles</text:p>
      <text:p text:style-name="P2">Lignes 4997 à 5205</text:p>
      <text:p text:style-name="Standard"><text:tab/>- Retourne false d'office</text:p>
      <text:p text:style-name="Standard"><text:tab/>- Commentaires incohérents avec le code</text:p>
      <text:p text:style-name="Standard"><text:tab/>- Reste de code / code mort / code en commentaire</text:p>
      <text:p text:style-name="P2"><text:tab/>- =&gt;Code inutile</text:p>
      <text:p text:style-name="P2">Lignes 5250 à 5311</text:p>
      <text:p text:style-name="Standard"><text:tab/>- Retourne null d'office</text:p>
      <text:p text:style-name="Standard"><text:tab/>- Commentaires incohérents avec le code</text:p>
      <text:p text:style-name="P2"><text:tab/>- =&gt;Code inutile</text:p>
      <text:p text:style-name="P2">Lignes 5320 et 5327</text:p>
      <text:p text:style-name="P2"><text:tab/>- Méthodes avec la même fonction</text:p>
      <text:p text:style-name="P2">Ligne 5345</text:p>
      <text:p text:style-name="P2"><text:tab/>- Retourne 0 pour une fonction qui compte</text:p>
      <text:p text:style-name="P2">Lignes 5362 à 5413</text:p>
      <text:p text:style-name="Standard"><text:tab/>- Retourne null d'office</text:p>
      <text:p text:style-name="Standard"><text:tab/>- Commentaires incohérents avec le code</text:p>
      <text:p text:style-name="P2"><text:tab/>- =&gt;Code inutile</text:p>
      <text:p text:style-name="P2">Lignes 5624 à 5675 et 5740 à 5765 et 5790 à 5808</text:p>
      <text:p text:style-name="Standard"><text:tab/>- Retourne null ou false d'office</text:p>
      <text:p text:style-name="Standard"><text:tab/>- Commentaires incohérents avec le code</text:p>
      <text:p text:style-name="P2"><text:tab/>- =&gt;Code inutile</text:p>
      <text:p text:style-name="P2"><text:soft-page-break/>Lignes 5860 et 5880</text:p>
      <text:p text:style-name="P2"><text:tab/>- Méthodes avec la même fonction</text:p>
      <text:p text:style-name="P2">Lignes 5895 et 5911</text:p>
      <text:p text:style-name="P2"><text:tab/>- Méthodes avec la même fonction</text:p>
      <text:p text:style-name="P2">Ligne 6016</text:p>
      <text:p text:style-name="P2"><text:tab/>- Méthode avec trop de conditionnelles</text:p>
      <text:p text:style-name="P2"/>
      <text:h text:style-name="Heading_20_2" text:outline-level="2">Analyse avec PMD</text:h>
      <text:p text:style-name="Text_20_body"/>
      <text:p text:style-name="P8"><text:tab/><text:span text:style-name="T3">Si l’on prend en compte le résultat de PMD qui se trouve ci-dessous, on remarque qu’avec la configuration de base du plugin « PMD », la majorité des erreurs concernent des parenthèses ou des conditions vides. Pour affiner l’analyse du code, il aurai fallu ajouter quelques configurations comme on a pu le faire lors du TP sur l’analyse statique avec l’ajout de règle de nommage. Si l’on considère la taille du fichier qui est de plus de 6000 lignes, le fait que moins de 20 problèmes aient été trouvés montre bien que l’analyse n’est pas complète et qu’il faut ajouter de nouveaux plugins à Maven.</text:span></text:p>
      <text:p text:style-name="P6"><text:tab/><text:span text:style-name="T1">L’archive du site est disponible dans le fichier « site-pmd.tar.gz ».</text:span></text:p>
      <text:p text:style-name="P4">VIOLATION<text:tab/><text:tab/><text:tab/><text:tab/><text:tab/><text:tab/><text:tab/><text:tab/>LIGNE</text:p>
      <text:p text:style-name="Standard">Useless parentheses. <text:tab/><text:tab/><text:tab/><text:tab/><text:tab/><text:tab/><text:tab/>2243</text:p>
      <text:p text:style-name="Standard">Useless parentheses. <text:tab/><text:tab/><text:tab/><text:tab/><text:tab/><text:tab/><text:tab/>2264</text:p>
      <text:p text:style-name="Standard">Useless parentheses. <text:tab/><text:tab/><text:tab/><text:tab/><text:tab/><text:tab/><text:tab/>2277 <text:s text:c="9"/></text:p>
      <text:p text:style-name="Standard">Avoid empty catch blocks <text:tab/><text:tab/><text:tab/><text:tab/><text:tab/><text:tab/>2876–2879</text:p>
      <text:p text:style-name="Standard">Avoid unused constructor parameters such as 'hierarchical'. <text:tab/>3110</text:p>
      <text:p text:style-name="Standard">Avoid empty if statements <text:tab/><text:tab/><text:tab/><text:tab/><text:tab/><text:tab/>3681–3683</text:p>
      <text:p text:style-name="Standard">Avoid empty if statements <text:tab/><text:tab/><text:tab/><text:tab/><text:tab/><text:tab/>3699–3701</text:p>
      <text:p text:style-name="Standard">Useless parentheses. <text:tab/><text:tab/><text:tab/><text:tab/><text:tab/><text:tab/><text:tab/>3743</text:p>
      <text:p text:style-name="Standard">Useless parentheses. <text:tab/><text:tab/><text:tab/><text:tab/><text:tab/><text:tab/><text:tab/>3745</text:p>
      <text:p text:style-name="Standard">Useless parentheses. <text:tab/><text:tab/><text:tab/><text:tab/><text:tab/><text:tab/><text:tab/>4039–4041</text:p>
      <text:p text:style-name="Standard">Useless parentheses. <text:tab/><text:tab/><text:tab/><text:tab/><text:tab/><text:tab/><text:tab/>4534–4536</text:p>
      <text:p text:style-name="Standard">Useless parentheses. <text:tab/><text:tab/><text:tab/><text:tab/><text:tab/><text:tab/><text:tab/>4884</text:p>
      <text:p text:style-name="Standard">Ensure you override both equals() and hashCode() <text:tab/><text:tab/><text:tab/>5232</text:p>
      <text:p text:style-name="Standard">Useless parentheses. <text:tab/><text:tab/><text:tab/><text:tab/><text:tab/><text:tab/><text:tab/>5469</text:p>
      <text:p text:style-name="Standard">Useless parentheses. <text:tab/><text:tab/><text:tab/><text:tab/><text:tab/><text:tab/><text:tab/>5497</text:p>
      <text:p text:style-name="Standard">Useless parentheses. <text:tab/><text:tab/><text:tab/><text:tab/><text:tab/><text:tab/><text:tab/>5513</text:p>
      <text:p text:style-name="Standard">Useless parentheses. <text:tab/><text:tab/><text:tab/><text:tab/><text:tab/><text:tab/><text:tab/>6086</text:p>
      <text:p text:style-name="Standard"/>
      <text:p text:style-name="Standard"/>
      <text:p text:style-name="Standard"/>
      <text:p text:style-name="Standard"/>
      <text:h text:style-name="Heading_20_2" text:outline-level="2"><text:soft-page-break/>Analyse avec FindBug<text:span text:style-name="T9">s</text:span> et CheckStyle</text:h>
      <text:h text:style-name="Heading_20_3" text:outline-level="3"><text:span text:style-name="T9">CheckStyle</text:span></text:h>
      <text:p text:style-name="P9"><text:tab/><text:span text:style-name="T4">Avec le plugin CheckStyle, on remarque dès la ligne 1 que la taille maximale d’un fichier est de 2000 lignes. Hors dans notre cas, il fait 6150 lignes. Ainsi lors du refactoring de la partie 3, il faudra obligatoirement séparer des classes pour que CheckStyle valide ce fichier. </text:span></text:p>
      <text:p text:style-name="P8"><text:tab/><text:span text:style-name="T5">Pour les autres types d’erreurs, on retrouve beaucoup de fois les mêmes :</text:span></text:p>
      <text:p text:style-name="Standard">- <text:span text:style-name="T5">LineLength qui oblige la ligne à avoir une taille inférieure à 80 caractères.</text:span></text:p>
      <text:p text:style-name="Standard">- <text:span text:style-name="T6">LeftCurly qui oblige les accolades ouvrantes à être au même niveau que le nom de la méthode/classe car ça fait partie des conventions de codage Sun.</text:span></text:p>
      <text:p text:style-name="Standard">- VisibilityModifier <text:span text:style-name="T7">qui spécifie qu’une variable doit être privée et avoir des accesseurs.</text:span></text:p>
      <text:p text:style-name="Standard">- <text:span text:style-name="T7">JavadocMethod qui s’occupe du formatage de la JavaDoc.</text:span></text:p>
      <text:p text:style-name="Standard">- <text:span text:style-name="T7">MagicNumber qui signale les valeurs mise en dur dans le code.</text:span></text:p>
      <text:p text:style-name="Standard">- FinalParameters <text:span text:style-name="T7">qui indique que certaines variables doivent être « final ».</text:span></text:p>
      <text:p text:style-name="Standard">- DesignForExtension <text:span text:style-name="T7">indique qu’une méthode doit être abtraite ou passée en « final ».</text:span></text:p>
      <text:p text:style-name="Standard">- <text:span text:style-name="T7">RightCurly qui est la même chose que LeftCurly mais pour les accolades fermantes.</text:span></text:p>
      <text:p text:style-name="Standard"/>
      <text:p text:style-name="Text_20_body"><text:tab/><text:span text:style-name="T8">Les erreurs précédemment citées font partie des plus récurrentes des erreurs signalées par CheckStyle mais on aurait pu également ajouter « </text:span>WhitespaceAfter », « HiddenField » <text:span text:style-name="T8">ou « </text:span>InnerAssignment ».</text:p>
      <text:p text:style-name="Text_20_body"><text:tab/><text:span text:style-name="T8">Avec ce nouveau plugin, on voit bien le plugin n’a rien à voir avec celui d’avant puisque là, on relève 2299 problèmes juste dans la classe URI. Sur toutes ces erreurs, il faut bien sur prendre en compte les conventions de codage qui peuvent être différentes selon les sociétés notamment avec le positionnement des accolades.</text:span></text:p>
      <text:h text:style-name="Heading_20_3" text:outline-level="3">FindBugs</text:h>
      <text:p text:style-name="P8"><text:tab/><text:span text:style-name="T10">De son côté FindBugs répertorie principalement deux catégories, les mauvaises pratiques et le code malicieux. Pour le code malicieux, FindBugs indique que des variables devraient se trouver dans des packages protégés pour éviter qu’elles soient changées par accident ou par un code malicieux.</text:span></text:p>
      <text:p text:style-name="P8"><text:tab/><text:span text:style-name="T11">Pour les mauvaises pratiques, FindBugs conseille d’utiliser la méthode « equals() » au lieu d’utiliser les opérateurs « == » et «!= ».</text:span></text:p>
      <text:p text:style-name="P8"><text:tab/><text:span text:style-name="T11">Pour ce plugin, le nombre d’erreurs relevées est bien moins important que pour CheckStyle mais il reste quand même intéressant à utiliser car il se focalise plus sur la sécurité du code alors que l’autre s’occupe plus de la bonne mise en application des conventions de codage.</text:span></text:p>
      <text:p text:style-name="P5"><text:tab/><text:span text:style-name="T1">L’archive du site est disponible dans le fichier « site-checkstyle+findbug.tar.gz ».</text:span></text:p>
      <text:p text:style-name="P5"/>
      <text:p text:style-name="P5"/>
      <text:h text:style-name="Heading_20_2" text:outline-level="2"><text:soft-page-break/>Améliorations possibles</text:h>
      <text:p text:style-name="Text_20_body"><text:tab/>- <text:span text:style-name="T1">On peut séparer les classes pour les mettre dans des fichiers différents quand cela est nécessaire pour obtenir une amélioration de la lisibilité du code.</text:span></text:p>
      <text:p text:style-name="Text_20_body">- <text:span text:style-name="T2">Pour les méthodes avec trop de paramètres, on peut voir si il est possible de les rassembler pour les placer dans une classe à part.</text:span></text:p>
      <text:p text:style-name="Text_20_body">- <text:span text:style-name="T11">Augmenter la sécurité du code en appliquant les conseils de FindBugs</text:span></text:p>
      <text:p text:style-name="Text_20_body">- <text:span text:style-name="T11">Trouver une logique dans les variables magiques pour les remplacer par des cons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21:09:45.815929974</meta:creation-date>
    <dc:date>2016-12-11T01:18:49.140851608</dc:date>
    <meta:editing-duration>PT28M19S</meta:editing-duration>
    <meta:editing-cycles>7</meta:editing-cycles>
    <meta:generator>LibreOffice/5.1.4.2$Linux_X86_64 LibreOffice_project/10m0$Build-2</meta:generator>
    <meta:document-statistic meta:table-count="0" meta:image-count="0" meta:object-count="0" meta:page-count="6" meta:paragraph-count="137" meta:word-count="1282" meta:character-count="8072" meta:non-whitespace-character-count="6750"/>
  </office:meta>
</office:document-meta>
</file>